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table:number-columns-repeated="2" office:value-type="string" calcext:value-type="string">
            <text:p>s, t, n, p, c</text:p>
          </table:table-cell>
          <table:table-cell office:value-type="string" calcext:value-type="string">
            <text:p>t, p, n, s, c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t, n, c, 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0.4" calcext:value-type="float">
            <text:p>0.4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2" calcext:value-type="float">
            <text:p>0.2</text:p>
          </table:table-cell>
          <table:table-cell table:style-name="ce4" table:formula="of:=[.G3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8" table:formula="of:=[.E6]/3" office:value-type="float" office:value="0.666666666666667" calcext:value-type="float">
            <text:p>0.67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4" calcext:value-type="float">
            <text:p>0.4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4" calcext:value-type="float">
            <text:p>0.40</text:p>
          </table:table-cell>
          <table:table-cell table:style-name="ce8" table:formula="of:=[.G9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4" calcext:value-type="float">
            <text:p>0.4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4" calcext:value-type="float">
            <text:p>0.40</text:p>
          </table:table-cell>
          <table:table-cell table:style-name="ce8" table:formula="of:=[.G12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 table:number-rows-repeated="10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07:44:12.600564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02T08:12:25.721657024</dc:date>
    <meta:editing-duration>P2DT6H32M55S</meta:editing-duration>
    <meta:editing-cycles>32</meta:editing-cycles>
    <meta:generator>LibreOffice/6.0.7.3$Linux_X86_64 LibreOffice_project/00m0$Build-3</meta:generator>
    <meta:document-statistic meta:table-count="1" meta:cell-count="78" meta:object-count="0"/>
  </office:meta>
</office:document-meta>
</file>